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25in" fo:margin-left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1.4375in"/>
    </style:style>
    <style:style style:name="Table1.D" style:family="table-column">
      <style:table-column-properties style:column-width="1.375in"/>
    </style:style>
    <style:style style:name="Table1.1" style:family="table-row">
      <style:table-row-properties style:min-row-height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25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4" style:family="table-row">
      <style:table-row-properties style:min-row-height="1.5625in"/>
    </style:style>
    <style:style style:name="Table1.6" style:family="table-row">
      <style:table-row-properties style:min-row-height="0.6354in"/>
    </style:style>
    <style:style style:name="Table1.7" style:family="table-row">
      <style:table-row-properties style:min-row-height="4.0729in"/>
    </style:style>
    <style:style style:name="Table1.9" style:family="table-row">
      <style:table-row-properties style:min-row-height="0.5521in"/>
    </style:style>
    <style:style style:name="Table1.12" style:family="table-row">
      <style:table-row-properties style:min-row-height="0.4896in"/>
    </style:style>
    <style:style style:name="P1" style:family="paragraph" style:parent-style-name="Table_20_Contents">
      <style:text-properties officeooo:rsid="00051729" officeooo:paragraph-rsid="00051729"/>
    </style:style>
    <style:style style:name="P2" style:family="paragraph" style:parent-style-name="Table_20_Contents">
      <style:text-properties officeooo:rsid="00051729" officeooo:paragraph-rsid="0005a0be"/>
    </style:style>
    <style:style style:name="P3" style:family="paragraph" style:parent-style-name="Table_20_Contents">
      <style:text-properties officeooo:rsid="00051729" officeooo:paragraph-rsid="000f81d5"/>
    </style:style>
    <style:style style:name="P4" style:family="paragraph" style:parent-style-name="Table_20_Contents">
      <style:text-properties fo:font-weight="bold" officeooo:rsid="00051729" officeooo:paragraph-rsid="0005172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1729" officeooo:paragraph-rsid="0005172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bold" officeooo:rsid="00051729" officeooo:paragraph-rsid="00051729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bold" officeooo:rsid="000dd7ee" officeooo:paragraph-rsid="000dd7ee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fo:font-weight="bold" officeooo:rsid="00108de2" officeooo:paragraph-rsid="00108de2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officeooo:rsid="00108de2" officeooo:paragraph-rsid="00108de2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officeooo:rsid="0005a0be" officeooo:paragraph-rsid="0005a0be"/>
    </style:style>
    <style:style style:name="P11" style:family="paragraph" style:parent-style-name="Table_20_Contents">
      <style:text-properties officeooo:rsid="00076680" officeooo:paragraph-rsid="00076680"/>
    </style:style>
    <style:style style:name="P12" style:family="paragraph" style:parent-style-name="Table_20_Contents">
      <style:text-properties officeooo:rsid="00094c30" officeooo:paragraph-rsid="00094c30"/>
    </style:style>
    <style:style style:name="P13" style:family="paragraph" style:parent-style-name="Table_20_Contents">
      <style:text-properties officeooo:rsid="000a33e0" officeooo:paragraph-rsid="000a33e0"/>
    </style:style>
    <style:style style:name="P14" style:family="paragraph" style:parent-style-name="Table_20_Contents">
      <style:text-properties officeooo:rsid="000dd7ee" officeooo:paragraph-rsid="000dd7ee"/>
    </style:style>
    <style:style style:name="P15" style:family="paragraph" style:parent-style-name="Table_20_Contents">
      <style:text-properties officeooo:rsid="000dd7ee" officeooo:paragraph-rsid="000f101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officeooo:rsid="000f101d" officeooo:paragraph-rsid="000f101d"/>
    </style:style>
    <style:style style:name="P18" style:family="paragraph" style:parent-style-name="Table_20_Contents">
      <style:text-properties officeooo:rsid="000f101d" officeooo:paragraph-rsid="000f81d5"/>
    </style:style>
    <style:style style:name="P19" style:family="paragraph" style:parent-style-name="Table_20_Contents">
      <style:text-properties officeooo:rsid="000f101d" officeooo:paragraph-rsid="00108de2"/>
    </style:style>
    <style:style style:name="P20" style:family="paragraph" style:parent-style-name="Table_20_Contents">
      <style:text-properties officeooo:rsid="000f81d5" officeooo:paragraph-rsid="000f81d5"/>
    </style:style>
    <style:style style:name="P21" style:family="paragraph" style:parent-style-name="Table_20_Contents">
      <style:text-properties officeooo:rsid="000f81d5" officeooo:paragraph-rsid="00108de2"/>
    </style:style>
    <style:style style:name="P22" style:family="paragraph" style:parent-style-name="Table_20_Contents">
      <style:text-properties officeooo:rsid="00108de2" officeooo:paragraph-rsid="00108de2"/>
    </style:style>
    <style:style style:name="T1" style:family="text">
      <style:text-properties officeooo:rsid="000f101d"/>
    </style:style>
    <style:style style:name="T2" style:family="text">
      <style:text-properties officeooo:rsid="000f81d5"/>
    </style:style>
    <style:style style:name="T3" style:family="text">
      <style:text-properties officeooo:rsid="000dd7ee"/>
    </style:style>
    <style:style style:name="T4" style:family="text">
      <style:text-properties officeooo:rsid="00108d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6">Užklausa</text:p>
          </table:table-cell>
          <table:table-cell table:style-name="Table1.A1" office:value-type="string">
            <text:p text:style-name="P5">Be “index’ing”</text:p>
          </table:table-cell>
          <table:table-cell table:style-name="Table1.A1" office:value-type="string">
            <text:p text:style-name="P4">Su “index’ing”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1.2">
          <table:table-cell table:style-name="Table1.A2" table:number-columns-spanned="4" office:value-type="string">
            <text:p text:style-name="P9">3 sudėtingi select’ai (sumos, grupavimas, rūšiavimas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SELECT JobsRegister.kkTechnicianId</text:p>
            <text:p text:style-name="P1"><text:tab/>,TIMEDIFF(JobsRegister.kkTechnicianDepartureDate,JobsRegister.kkTechnicianArrivalDate) AS Trukme</text:p>
            <text:p text:style-name="P1"><text:s text:c="6"/>,YEAR(JobsRegister.arrivalDate)</text:p>
            <text:p text:style-name="P1"><text:s text:c="6"/>,MONTH(JobsRegister.arrivalDate)</text:p>
            <text:p text:style-name="P1"><text:tab/>,DAY(JobsRegister.arrivalDate) </text:p>
            <text:p text:style-name="P1"><text:s text:c="6"/>,Services.name</text:p>
            <text:p text:style-name="P1">FROM JobsRegister </text:p>
            <text:p text:style-name="P1">JOIN JobsRegister_Services ON JobsRegister.jobsRegisterId = JobsRegister_Services.jobsRegisterId </text:p>
            <text:p text:style-name="P1">JOIN Services ON Services.serviceId = JobsRegister_Services.serviceId</text:p>
            <text:p text:style-name="P1">WHERE JobsRegister.kkTechnicianId = 66 </text:p>
            <text:p text:style-name="P1"><text:s text:c="5"/>AND YEAR(JobsRegister.arrivalDate) = 2007</text:p>
            <text:p text:style-name="P1"><text:s text:c="5"/>AND MONTH(JobsRegister.arrivalDate) = 12</text:p>
            <text:p text:style-name="P1"><text:tab/>AND Services.name = '5. Inspekcija/Monitoringas'</text:p>
            <text:p text:style-name="P1">AND TIMEDIFF(JobsRegister.kkTechnicianDepartureDate,JobsRegister.kkTechnicianArrivalDate) &lt; '00:25:00'</text:p>
          </table:table-cell>
          <table:table-cell table:style-name="Table1.A3" office:value-type="string">
            <text:p text:style-name="P1">25 rows in set (0.49 sec)</text:p>
          </table:table-cell>
          <table:table-cell table:style-name="Table1.A3" office:value-type="string">
            <text:p text:style-name="P1">create index jobsRegisterId_index2 on JobsRegister_Services(jobsRegisterId);</text:p>
            <text:p text:style-name="P1"/>
            <text:p text:style-name="P1"/>
            <text:p text:style-name="P1">25 rows in set (0.47 sec)</text:p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4">
          <table:table-cell table:style-name="Table1.A3" office:value-type="string">
            <text:p text:style-name="P10">SELECT SQL_NO_CACHE JobsRegister.kkTechnicianId</text:p>
            <text:p text:style-name="P10"><text:s text:c="6"/>,YEAR(JobsRegister.arrivalDate)</text:p>
            <text:p text:style-name="P10"><text:s text:c="6"/>,MONTH(JobsRegister.arrivalDate) </text:p>
            <text:p text:style-name="P10"><text:s text:c="6"/>,Services.name</text:p>
            <text:p text:style-name="P10"><text:s text:c="6"/>,COUNT(Services.name)</text:p>
            <text:p text:style-name="P10">FROM JobsRegister </text:p>
            <text:p text:style-name="P10">JOIN JobsRegister_Services ON JobsRegister.jobsRegisterId = JobsRegister_Services.jobsRegisterId </text:p>
            <text:p text:style-name="P10">JOIN Services ON Services.serviceId = JobsRegister_Services.serviceId</text:p>
            <text:p text:style-name="P10">WHERE JobsRegister.kkTechnicianId BETWEEN 65 AND 70 </text:p>
            <text:p text:style-name="P10"><text:soft-page-break/><text:s text:c="5"/>AND YEAR(JobsRegister.arrivalDate) BETWEEN 2007 AND 2008</text:p>
            <text:p text:style-name="P10">GROUP BY</text:p>
            <text:p text:style-name="P10">JobsRegister.kkTechnicianId</text:p>
            <text:p text:style-name="P10"><text:s text:c="6"/>,YEAR(JobsRegister.arrivalDate)</text:p>
            <text:p text:style-name="P10"><text:s text:c="6"/>,MONTH(JobsRegister.arrivalDate) </text:p>
            <text:p text:style-name="P10"><text:s text:c="6"/>,Services.name</text:p>
            <text:p text:style-name="P10">ORDER BY </text:p>
            <text:p text:style-name="P10"><text:tab/>YEAR(JobsRegister.arrivalDate)</text:p>
            <text:p text:style-name="P10"><text:tab/>,MONTH(JobsRegister.arrivalDate);</text:p>
          </table:table-cell>
          <table:table-cell table:style-name="Table1.A3" office:value-type="string">
            <text:p text:style-name="P10">215 rows in set (0.57 sec)</text:p>
          </table:table-cell>
          <table:table-cell table:style-name="Table1.A3" office:value-type="string">
            <text:p text:style-name="P2">create index jobsRegisterId_index2 on JobsRegister_Services(jobsRegisterId);</text:p>
            <text:p text:style-name="P2"/>
            <text:p text:style-name="P2"/>
            <text:p text:style-name="P10">215 rows in set (0.52 sec)</text:p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4">
          <table:table-cell table:style-name="Table1.A3" office:value-type="string">
            <text:p text:style-name="P20">SELECT JobsRegister.arrivalDate AS Data, Count(Services.name) AS Paslaugu_kiekis FROM JobsRegister INNER JOIN JobsRegister_Services ON JobsRegister.jobsRegisterId = JobsRegister_Services.jobsRegisterId INNER JOIN Services ON JobsRegister_Services.serviceId = Services.serviceId WHERE Services.name = '5. Inspekcija/Monitoringas' AND YEAR(JobsRegister.arrivalDate) = 2015 GROUP BY JobsRegister.arrivalDate;</text:p>
          </table:table-cell>
          <table:table-cell table:style-name="Table1.A3" office:value-type="string">
            <text:p text:style-name="P20">21 rows in set (0.16 sec)</text:p>
          </table:table-cell>
          <table:table-cell table:style-name="Table1.A3" office:value-type="string">
            <text:p text:style-name="P3">create index <text:span text:style-name="T2">index_index</text:span> JobsRegister_Services(jobsRegisterId);</text:p>
            <text:p text:style-name="P20"/>
            <text:p text:style-name="P20">21 rows in set (0.14 sec)</text:p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6">
          <table:table-cell table:style-name="Table1.A2" table:number-columns-spanned="4" office:value-type="string">
            <text:p text:style-name="P7">2 update’ai (suskaičiuoti sumą ir medžiagų kiekį; su join’ais)</text:p>
            <text:p text:style-name="P16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11">update Materials</text:p>
            <text:p text:style-name="P11">set kiekis =</text:p>
            <text:p text:style-name="P11">(select count(count) from JobsRegister_Materials</text:p>
            <text:p text:style-name="P11">where Materials.materialId = JobsRegister_Materials.materialId)</text:p>
          </table:table-cell>
          <table:table-cell table:style-name="Table1.A3" office:value-type="string">
            <text:p text:style-name="P13">Query OK, 250 rows affected (1 min 10.86 sec)</text:p>
            <text:p text:style-name="P13">Rows matched: 250 <text:s/>Changed: 250 <text:s/>Warnings: 0</text:p>
          </table:table-cell>
          <table:table-cell table:style-name="Table1.A3" office:value-type="string">
            <text:p text:style-name="P13">After adding create index index_index on JobsRegister_Materials(materialId);</text:p>
            <text:p text:style-name="P12"/>
            <text:p text:style-name="P12">Query OK, 0 rows affected (0.80 sec)</text:p>
            <text:p text:style-name="P12">Rows matched: 250 <text:s/>Changed: 0 <text:s/>Warnings: 0</text:p>
          </table:table-cell>
          <table:table-cell table:style-name="Table1.A2" office:value-type="string">
            <text:p text:style-name="Table_20_Contents"/>
          </table:table-cell>
        </table:table-row>
        <text:soft-page-break/>
        <table:table-row table:style-name="Table1.7">
          <table:table-cell table:style-name="Table1.A3" office:value-type="string">
            <text:p text:style-name="P11">update Materials</text:p>
            <text:p text:style-name="P11">set kaina =</text:p>
            <text:p text:style-name="P11">(select price*kiekis)</text:p>
          </table:table-cell>
          <table:table-cell table:style-name="Table1.A3" office:value-type="string">
            <text:p text:style-name="P22">Query OK, 0 rows affected (0.01 sec)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9">
          <table:table-cell table:style-name="Table1.A2" table:number-columns-spanned="4" office:value-type="string">
            <text:p text:style-name="P7">2 delete’ai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14">Delete from JobsRegister where contractId &lt; 2000;</text:p>
          </table:table-cell>
          <table:table-cell table:style-name="Table1.A3" office:value-type="string">
            <text:p text:style-name="P14">Query OK, 71241 rows affected (0.45 sec)</text:p>
          </table:table-cell>
          <table:table-cell table:style-name="Table1.A3" office:value-type="string">
            <text:p text:style-name="P17">create index index_index on JobsRegister(contractId);</text:p>
            <text:p text:style-name="P15"/>
            <text:p text:style-name="P15">Query OK, 71241 rows affected (0.<text:span text:style-name="T1">37</text:span> sec)</text:p>
          </table:table-cell>
          <table:table-cell table:style-name="Table1.A2" office:value-type="string">
            <text:p text:style-name="Table_20_Contents"/>
          </table:table-cell>
        </table:table-row>
        <text:soft-page-break/>
        <table:table-row table:style-name="Table1.7">
          <table:table-cell table:style-name="Table1.A3" office:value-type="string">
            <text:p text:style-name="P15">Delete from JobsRegister where <text:span text:style-name="T2">objectId</text:span> <text:span text:style-name="T2">&gt;</text:span> 2000;</text:p>
          </table:table-cell>
          <table:table-cell table:style-name="Table1.A3" office:value-type="string">
            <text:p text:style-name="P20">Query OK, 427660 rows affected (1.87 sec)</text:p>
          </table:table-cell>
          <table:table-cell table:style-name="Table1.A3" office:value-type="string">
            <text:p text:style-name="P18">create index index_index on JobsRegister(<text:span text:style-name="T2">objectId</text:span>)</text:p>
            <text:p text:style-name="P20"/>
            <text:p text:style-name="P20">Query OK, 427660 rows affected (1.2 sec)</text:p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2">
          <table:table-cell table:style-name="Table1.A2" table:number-columns-spanned="4" office:value-type="string">
            <text:p text:style-name="P8">3 insert’ų precesai (po 1 įrašą, po 1000 įrašų, “load from file”)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17">INSERT INTO Services (name, shortName) VALUES ('CHECKING', 'CHECK');</text:p>
          </table:table-cell>
          <table:table-cell table:style-name="Table1.A3" office:value-type="string">
            <text:p text:style-name="P20">Query OK, 1 rows affected (0.00 sec)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ext:soft-page-break/>
        <table:table-row table:style-name="Table1.7">
          <table:table-cell table:style-name="Table1.A3" office:value-type="string">
            <text:p text:style-name="P19">INSERT INTO Services (name, shortName) VALUES ('CHECKING', 'CHECK') , ('CHECKING', 'CHECK') <text:s/>, ………...</text:p>
          </table:table-cell>
          <table:table-cell table:style-name="Table1.A3" office:value-type="string">
            <text:p text:style-name="P20">Query OK, 1000 rows affected (0.03 sec)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7">
          <table:table-cell table:style-name="Table1.A3" office:value-type="string">
            <text:p text:style-name="P22">Mysql -u root -p nd3 &gt; duomenys.sql</text:p>
          </table:table-cell>
          <table:table-cell table:style-name="Table1.A3" office:value-type="string">
            <text:p text:style-name="P21">Query OK, <text:span text:style-name="T4">10000</text:span> rows affected (0.<text:span text:style-name="T4">12</text:span> sec)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42:53.112756831</meta:creation-date>
    <dc:date>2016-11-28T23:03:44.472324922</dc:date>
    <meta:editing-duration>PT6M20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5" meta:paragraph-count="76" meta:word-count="371" meta:character-count="3539" meta:non-whitespace-character-count="3149"/>
  </office:meta>
</office:document-meta>
</file>